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style="italic"/>
    </style:style>
    <style:style style:name="P3" style:family="paragraph">
      <style:paragraph-properties fo:margin-left="0cm" fo:margin-right="0cm" fo:text-align="center" fo:text-indent="0cm"/>
      <style:text-properties fo:font-size="12pt" fo:font-style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12pt" fo:font-style="italic"/>
    </style:style>
    <style:style style:name="T2" style:family="text">
      <style:text-properties fo:font-size="12pt" fo:font-style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03cm" svg:height="0.671cm" svg:x="2.828cm" svg:y="0.681cm">
          <text:p text:style-name="P1"><text:span text:style-name="T1">Collection</text:span></text:p>
        </draw:rect>
        <draw:rect draw:style-name="gr1" draw:text-style-name="P3" draw:id="id1" draw:layer="layout" svg:width="1.145cm" svg:height="0.711cm" svg:x="7.065cm" svg:y="2.84cm">
          <text:p text:style-name="P1"><text:span text:style-name="T2">Bag</text:span></text:p>
        </draw:rect>
        <draw:connector draw:style-name="gr2" draw:text-style-name="P4" draw:layer="layout" svg:x1="7.637cm" svg:y1="2.84cm" svg:x2="4.194cm" svg:y2="1.831cm" draw:start-shape="id1" draw:end-shape="id2" draw:end-glue-point="7">
          <text:p/>
        </draw:connector>
        <draw:custom-shape draw:style-name="gr3" draw:text-style-name="P4" draw:id="id2" draw:layer="layout" svg:width="0.488cm" svg:height="0.44cm" svg:x="3.951cm" svg:y="1.391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6.334cm" svg:y1="5.301cm" svg:x2="4.872cm" svg:y2="3.995cm" draw:start-shape="id3" draw:start-glue-point="0" draw:end-shape="id4" draw:end-glue-point="7">
          <text:p/>
        </draw:connector>
        <draw:custom-shape draw:style-name="gr3" draw:text-style-name="P4" draw:id="id4" draw:layer="layout" svg:width="0.488cm" svg:height="0.44cm" svg:x="4.629cm" svg:y="3.55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id="id7" draw:layer="layout" svg:width="1.145cm" svg:height="0.711cm" svg:x="0.88cm" svg:y="2.84cm">
          <text:p text:style-name="P1"><text:span text:style-name="T2">Set</text:span></text:p>
        </draw:rect>
        <draw:rect draw:style-name="gr1" draw:text-style-name="P2" draw:id="id9" draw:layer="layout" svg:width="3.906cm" svg:height="0.671cm" svg:x="2.792cm" svg:y="2.86cm">
          <text:p text:style-name="P1"><text:span text:style-name="T1">OrderedCollection</text:span></text:p>
        </draw:rect>
        <draw:rect draw:style-name="gr1" draw:text-style-name="P3" draw:id="id5" draw:layer="layout" svg:width="2.559cm" svg:height="0.711cm" svg:x="1.548cm" svg:y="5.262cm">
          <text:p text:style-name="P1"><text:span text:style-name="T2">OrderedSet</text:span></text:p>
        </draw:rect>
        <draw:rect draw:style-name="gr1" draw:text-style-name="P3" draw:id="id3" draw:layer="layout" svg:width="2.195cm" svg:height="0.711cm" svg:x="5.237cm" svg:y="5.301cm">
          <text:p text:style-name="P1"><text:span text:style-name="T2">Sequence</text:span></text:p>
        </draw:rect>
        <draw:connector draw:style-name="gr2" draw:text-style-name="P4" draw:layer="layout" svg:x1="2.827cm" svg:y1="5.262cm" svg:x2="4.135cm" svg:y2="3.995cm" draw:start-shape="id5" draw:start-glue-point="0" draw:end-shape="id6" draw:end-glue-point="7">
          <text:p/>
        </draw:connector>
        <draw:custom-shape draw:style-name="gr3" draw:text-style-name="P4" draw:id="id6" draw:layer="layout" svg:width="0.488cm" svg:height="0.44cm" svg:x="3.892cm" svg:y="3.55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1.452cm" svg:y1="2.84cm" svg:x2="4.194cm" svg:y2="1.827cm" draw:start-shape="id7" draw:end-shape="id8" draw:end-glue-point="7">
          <text:p/>
        </draw:connector>
        <draw:custom-shape draw:style-name="gr3" draw:text-style-name="P4" draw:id="id8" draw:layer="layout" svg:width="0.488cm" svg:height="0.44cm" svg:x="3.951cm" svg:y="1.387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4.745cm" svg:y1="2.86cm" svg:x2="4.194cm" svg:y2="1.789cm" draw:start-shape="id9" draw:end-shape="id10" draw:end-glue-point="7">
          <text:p/>
        </draw:connector>
        <draw:custom-shape draw:style-name="gr3" draw:text-style-name="P4" draw:id="id10" draw:layer="layout" svg:width="0.488cm" svg:height="0.44cm" svg:x="3.951cm" svg:y="1.349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2.827cm" svg:y1="5.262cm" svg:x2="1.536cm" svg:y2="3.996cm" draw:start-shape="id5" draw:start-glue-point="0" draw:end-shape="id11" draw:end-glue-point="7">
          <text:p/>
        </draw:connector>
        <draw:custom-shape draw:style-name="gr3" draw:text-style-name="P4" draw:id="id11" draw:layer="layout" svg:width="0.488cm" svg:height="0.44cm" svg:x="1.293cm" svg:y="3.55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6.334cm" svg:y1="5.301cm" svg:x2="7.673cm" svg:y2="3.995cm" draw:start-shape="id3" draw:start-glue-point="0" draw:end-shape="id12" draw:end-glue-point="7">
          <text:p/>
        </draw:connector>
        <draw:custom-shape draw:style-name="gr3" draw:text-style-name="P4" draw:id="id12" draw:layer="layout" svg:width="0.488cm" svg:height="0.44cm" svg:x="7.43cm" svg:y="3.55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id="id16" draw:layer="layout" svg:width="2.243cm" svg:height="0.711cm" svg:x="15.599cm" svg:y="0.839cm">
          <text:p text:style-name="P1"><text:span text:style-name="T2">Parent</text:span></text:p>
        </draw:rect>
        <draw:rect draw:style-name="gr1" draw:text-style-name="P3" draw:layer="layout" svg:width="2.195cm" svg:height="0.711cm" svg:x="18.34cm" svg:y="0.839cm">
          <text:p text:style-name="P1"><text:span text:style-name="T2">Male</text:span></text:p>
        </draw:rect>
        <draw:connector draw:style-name="gr2" draw:text-style-name="P4" draw:layer="layout" svg:x1="18.132cm" svg:y1="3.389cm" svg:x2="16.67cm" svg:y2="2.083cm" draw:end-shape="id13" draw:end-glue-point="7">
          <text:p/>
        </draw:connector>
        <draw:custom-shape draw:style-name="gr3" draw:text-style-name="P4" draw:id="id13" draw:layer="layout" svg:width="0.488cm" svg:height="0.44cm" svg:x="16.427cm" svg:y="1.643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18.132cm" svg:y1="3.389cm" svg:x2="19.471cm" svg:y2="2.083cm" draw:end-shape="id14" draw:end-glue-point="7">
          <text:p/>
        </draw:connector>
        <draw:custom-shape draw:style-name="gr3" draw:text-style-name="P4" draw:id="id14" draw:layer="layout" svg:width="0.488cm" svg:height="0.44cm" svg:x="19.228cm" svg:y="1.643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layer="layout" svg:width="3.396cm" svg:height="0.711cm" svg:x="16.325cm" svg:y="3.445cm">
          <text:p text:style-name="P1"><text:span text:style-name="T2">GrandFather</text:span></text:p>
        </draw:rect>
        <draw:rect draw:style-name="gr1" draw:text-style-name="P3" draw:layer="layout" svg:width="3.396cm" svg:height="0.711cm" svg:x="16.325cm" svg:y="4.167cm">
          <text:p text:style-name="P1"><text:span text:style-name="T2">healthy: Boolean</text:span></text:p>
        </draw:rect>
        <draw:rect draw:style-name="gr1" draw:text-style-name="P3" draw:id="id15" draw:layer="layout" svg:width="1.804cm" svg:height="0.711cm" svg:x="9.478cm" svg:y="0.839cm">
          <text:p text:style-name="P1"><text:span text:style-name="T2">Child</text:span></text:p>
        </draw:rect>
        <draw:connector draw:style-name="gr2" draw:text-style-name="P4" draw:layer="layout" draw:type="line" svg:x1="11.282cm" svg:y1="1.194cm" svg:x2="15.599cm" svg:y2="1.194cm" draw:start-shape="id15" draw:start-glue-point="1" draw:end-shape="id16" draw:end-glue-point="3">
          <text:p/>
        </draw:connector>
        <draw:frame draw:style-name="gr4" draw:text-style-name="P6" draw:layer="layout" svg:width="1.213cm" svg:height="0.767cm" svg:x="13.996cm" svg:y="0.323cm">
          <draw:text-box>
            <text:p text:style-name="P5"><text:span text:style-name="T3">1..1</text:span></text:p>
          </draw:text-box>
        </draw:frame>
        <draw:frame draw:style-name="gr4" draw:text-style-name="P6" draw:layer="layout" svg:width="1.141cm" svg:height="0.767cm" svg:x="11.267cm" svg:y="1.272cm">
          <draw:text-box>
            <text:p text:style-name="P5"><text:span text:style-name="T3">0..*</text:span></text:p>
          </draw:text-box>
        </draw:frame>
        <draw:frame draw:style-name="gr4" draw:text-style-name="P6" draw:layer="layout" svg:width="1.988cm" svg:height="0.767cm" svg:x="11.149cm" svg:y="0.355cm">
          <draw:text-box>
            <text:p text:style-name="P5"><text:span text:style-name="T3">children</text:span></text:p>
          </draw:text-box>
        </draw:frame>
        <draw:frame draw:style-name="gr4" draw:text-style-name="P6" draw:layer="layout" svg:width="1.709cm" svg:height="0.767cm" svg:x="13.563cm" svg:y="1.224cm">
          <draw:text-box>
            <text:p text:style-name="P5"><text:span text:style-name="T3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6-08-08T17:57:45</meta:creation-date>
    <dc:date>2006-08-18T11:00:29</dc:date>
    <dc:language>en-US</dc:language>
    <meta:editing-cycles>12</meta:editing-cycles>
    <meta:editing-duration>P2DT10H17M48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